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weight="bold" style:font-weight-asian="bold" style:font-weight-complex="bold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 style:list-style-name="L1">
      <style:text-properties style:font-name="Cambria"/>
    </style:style>
    <style:style style:name="P4" style:family="paragraph" style:parent-style-name="Standard" style:list-style-name="L2">
      <style:text-properties style:font-name="Cambria"/>
    </style:style>
    <style:style style:name="P5" style:family="paragraph" style:parent-style-name="Standard" style:list-style-name="L4">
      <style:text-properties style:font-name="Cambria"/>
    </style:style>
    <style:style style:name="P6" style:family="paragraph" style:parent-style-name="Standard" style:list-style-name="L5">
      <style:text-properties style:font-name="Cambria"/>
    </style:style>
    <style:style style:name="P7" style:family="paragraph" style:parent-style-name="Standard" style:list-style-name="L6">
      <style:text-properties style:font-name="Cambria"/>
    </style:style>
    <style:style style:name="P8" style:family="paragraph" style:parent-style-name="Standard" style:list-style-name="L7">
      <style:text-properties style:font-name="Cambria"/>
    </style:style>
    <style:style style:name="P9" style:family="paragraph" style:parent-style-name="Standard" style:list-style-name="L9">
      <style:text-properties style:font-name="Cambria"/>
    </style:style>
    <style:style style:name="P10" style:family="paragraph" style:parent-style-name="Standard" style:list-style-name="L3"/>
    <style:style style:name="P11" style:family="paragraph" style:parent-style-name="Standard" style:list-style-name="L8"/>
    <style:style style:name="P12" style:family="paragraph" style:parent-style-name="Standard">
      <style:text-properties style:font-name="Cambria" fo:font-weight="bold" style:font-weight-asian="bold" style:font-weight-complex="bold"/>
    </style:style>
    <style:style style:name="P13" style:family="paragraph" style:parent-style-name="Standard" style:list-style-name="L10">
      <style:text-properties style:font-name="Cambria"/>
    </style:style>
    <style:style style:name="P14" style:family="paragraph" style:parent-style-name="Standard" style:list-style-name="L12">
      <style:text-properties style:font-name="Cambria"/>
    </style:style>
    <style:style style:name="P15" style:family="paragraph" style:parent-style-name="Standard" style:list-style-name="L13">
      <style:text-properties style:font-name="Cambria"/>
    </style:style>
    <style:style style:name="P16" style:family="paragraph" style:parent-style-name="Standard" style:list-style-name="L14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M</text:p>
      <text:list xml:id="list5341868646175998243" text:style-name="L1">
        <text:list-item>
          <text:p text:style-name="P3"><text:span text:style-name="T1">Issue</text:span>:</text:p>
        </text:list-item>
      </text:list>
      <text:list xml:id="list8992652693643691923" text:style-name="L2">
        <text:list-item>
          <text:p text:style-name="P4">Field was not visible when fetching value for example “ownerid” of “jkmoving_moves” entity.</text:p>
        </text:list-item>
      </text:list>
      <text:list xml:id="list37745680" text:continue-list="list5341868646175998243" text:style-name="L1">
        <text:list-item>
          <text:p text:style-name="P3"><text:span text:style-name="T1">Analysis</text:span>:</text:p>
        </text:list-item>
      </text:list>
      <text:list xml:id="list3266169455116908483" text:style-name="L3">
        <text:list-item>
          <text:p text:style-name="P10">On a basic analysis we found that issue occured due to “ownerid” field was of different type but was not able to found that how to resolve it.</text:p>
        </text:list-item>
      </text:list>
      <text:list xml:id="list37753440" text:continue-list="list37745680" text:style-name="L1">
        <text:list-item>
          <text:p text:style-name="P3"><text:span text:style-name="T1">Solution</text:span>:</text:p>
        </text:list-item>
      </text:list>
      <text:list xml:id="list3705900689546647347" text:style-name="L4">
        <text:list-item>
          <text:p text:style-name="P5">As mentioned in below link, it is a type of “lookup” field which is supposed to be handeled separately.</text:p>
        </text:list-item>
      </text:list>
      <text:list xml:id="list37771095" text:continue-list="list37753440" text:style-name="L1">
        <text:list-item>
          <text:list>
            <text:list-header>
              <text:p text:style-name="P3"><text:a xlink:type="simple" xlink:href="https://docs.microsoft.com/en-us/aspnet/web-api/overview/odata-support-in-aspnet-web-api/using-select-expand-and-value" text:style-name="Internet_20_link" text:visited-style-name="Visited_20_Internet_20_Link">https://docs.microsoft.com/en-us/aspnet/web-api/overview/odata-support-in-aspnet-web-api/using-select-expand-and-value</text:a></text:p>
            </text:list-header>
          </text:list>
        </text:list-item>
      </text:list>
      <text:list xml:id="list6417842188264889663" text:style-name="L5">
        <text:list-item>
          <text:p text:style-name="P6">So, we can add $expand='ownerid' in CRM's REST Web API query and it will provide the required output. Although, in case to read the details of that field we need to handle it separately.</text:p>
        </text:list-item>
      </text:list>
      <text:p text:style-name="P1">CRM</text:p>
      <text:list xml:id="list37767984" text:continue-list="list37771095" text:style-name="L1">
        <text:list-item text:start-value="1">
          <text:p text:style-name="P3"><text:span text:style-name="T1">Issue</text:span>:</text:p>
        </text:list-item>
      </text:list>
      <text:list xml:id="list5643010019964107891" text:style-name="L6">
        <text:list-item>
          <text:p text:style-name="P7">Unable to insert a record of DateTime type</text:p>
        </text:list-item>
      </text:list>
      <text:list xml:id="list3136914711592720848" text:style-name="L7">
        <text:list-item>
          <text:p text:style-name="P8"><text:span text:style-name="T1">Analysis</text:span>:</text:p>
        </text:list-item>
      </text:list>
      <text:list xml:id="list4250331315828052269" text:style-name="L8">
        <text:list-item>
          <text:p text:style-name="P11"><text:span text:style-name="T2">We have found below link while analysis: </text:span><text:a xlink:type="simple" xlink:href="http://dynamicscrmcoe.com/behaviors-date-time-fields-few-concerns/" text:style-name="Internet_20_link" text:visited-style-name="Visited_20_Internet_20_Link"><text:span text:style-name="T2">Behaviors of Date Time Fields: Few Concerns</text:span></text:a></text:p>
        </text:list-item>
      </text:list>
      <text:list xml:id="list37748760" text:continue-list="list3136914711592720848" text:style-name="L7">
        <text:list-item>
          <text:p text:style-name="P8"><text:span text:style-name="T1">Solution</text:span>:</text:p>
        </text:list-item>
      </text:list>
      <text:list xml:id="list7022125349198288239" text:style-name="L9">
        <text:list-item>
          <text:p text:style-name="P9">As per our analysis, we observed that CRM supports UTC date time format: “yyyy-MM-ddTHH:mm:ss.fffZ”.</text:p>
        </text:list-item>
      </text:list>
      <text:p text:style-name="P2"/>
      <text:p text:style-name="P1">C#</text:p>
      <text:list xml:id="list3328113866284536235" text:style-name="L10">
        <text:list-item>
          <text:p text:style-name="P13"><text:span text:style-name="T1">Issue</text:span>:</text:p>
        </text:list-item>
      </text:list>
      <text:list xml:id="list4004171096280930703" text:style-name="L12">
        <text:list-item>
          <text:p text:style-name="P14">While testing we faced that there are some problems in Date conversion while converting the date formats.</text:p>
        </text:list-item>
      </text:list>
      <text:list xml:id="list37742067" text:continue-list="list3328113866284536235" text:style-name="L10">
        <text:list-item>
          <text:p text:style-name="P13"><text:span text:style-name="T1">Analysis</text:span>:</text:p>
        </text:list-item>
      </text:list>
      <text:list xml:id="list544634791992505331" text:style-name="L13">
        <text:list-item>
          <text:p text:style-name="P15">In our initial analysis we found that there are some possible scenarios that we have to jandle in our application with different date formats.</text:p>
        </text:list-item>
      </text:list>
      <text:list xml:id="list37766364" text:continue-list="list37742067" text:style-name="L10">
        <text:list-item>
          <text:p text:style-name="P13"><text:span text:style-name="T1">Solution</text:span>:</text:p>
        </text:list-item>
      </text:list>
      <text:list xml:id="list8223451026133436043" text:style-name="L14">
        <text:list-item>
          <text:p text:style-name="P16">As it's solution, we added a new generic methods to convert Any date format to UTC date format and also converting other formats into “MM-dd-yyyy” form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24T17:56:08.20</dc:date>
    <meta:editing-duration>PT31M30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23" meta:word-count="229" meta:character-count="1375"/>
  </office:meta>
</office:document-meta>
</file>